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ヒラギノ角ゴ Pro W3" svg:font-family="'ヒラギノ角ゴ Pro W3'" style:font-family-generic="system" style:font-pitch="variable"/>
  </office:font-face-decls>
  <office:automatic-styles>
    <style:style style:name="Таблица1" style:family="table">
      <style:table-properties style:width="16.007cm" fo:margin-left="0cm" fo:margin-right="-0.007cm" table:align="margins" style:may-break-between-rows="false" style:writing-mode="lr-tb"/>
    </style:style>
    <style:style style:name="Таблица1.A" style:family="table-column">
      <style:table-column-properties style:column-width="16.007cm" style:rel-column-width="65535*"/>
    </style:style>
    <style:style style:name="Таблица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3" style:family="paragraph" style:parent-style-name="Свободная_20_форма_20_B">
      <style:paragraph-properties fo:margin-left="0cm" fo:margin-right="0cm" fo:text-align="justify" style:justify-single-word="false" fo:text-indent="1.251cm" style:auto-text-indent="false"/>
    </style:style>
    <style:style style:name="P4" style:family="paragraph" style:parent-style-name="Свободная_20_форма_20_B">
      <style:paragraph-properties fo:margin-left="0cm" fo:margin-right="0cm" fo:text-align="justify" style:justify-single-word="false" fo:text-indent="1.251cm" style:auto-text-indent="false">
        <style:tab-stops>
          <style:tab-stop style:position="0.423cm"/>
        </style:tab-stops>
      </style:paragraph-properties>
    </style:style>
    <style:style style:name="P5" style:family="paragraph" style:parent-style-name="Свободная_20_форма_20_B">
      <style:paragraph-properties fo:margin-left="0cm" fo:margin-right="0cm" fo:text-align="justify" style:justify-single-word="false" fo:text-indent="1.251cm" style:auto-text-indent="false"/>
      <style:text-properties fo:font-size="12pt" style:font-size-asian="12pt" style:font-size-complex="12pt"/>
    </style:style>
    <style:style style:name="P6" style:family="paragraph" style:parent-style-name="Свободная_20_форма_20_B">
      <style:paragraph-properties fo:margin-left="0cm" fo:margin-right="0cm" fo:text-align="justify" style:justify-single-word="false" fo:text-indent="1.251cm" style:auto-text-indent="false">
        <style:tab-stops>
          <style:tab-stop style:position="0.423cm"/>
        </style:tab-stops>
      </style:paragraph-properties>
      <style:text-properties fo:font-size="12pt" style:font-size-asian="12pt" style:font-size-complex="12pt"/>
    </style:style>
    <style:style style:name="P7" style:family="paragraph" style:parent-style-name="Свободная_20_форма_20_B">
      <style:paragraph-properties fo:margin-left="0cm" fo:margin-right="0cm" fo:text-align="justify" style:justify-single-word="false" fo:text-indent="1.251cm" style:auto-text-indent="false">
        <style:tab-stops>
          <style:tab-stop style:position="0.423cm"/>
        </style:tab-stops>
      </style:paragraph-properties>
      <style:text-properties fo:font-size="12pt" fo:font-weight="bold" style:font-size-asian="12pt" style:font-weight-asian="bold" style:font-size-complex="12pt"/>
    </style:style>
    <style:style style:name="P8" style:family="paragraph" style:parent-style-name="Свободная_20_форма_20_B">
      <style:paragraph-properties fo:margin-left="0cm" fo:margin-right="0cm" fo:text-align="start" style:justify-single-word="false" fo:text-indent="1.251cm" style:auto-text-indent="false"/>
    </style:style>
    <style:style style:name="P9" style:family="paragraph" style:parent-style-name="Свободная_20_форма_20_B">
      <style:paragraph-properties fo:margin-left="0cm" fo:margin-right="0cm" fo:text-align="start" style:justify-single-word="false" fo:text-indent="1.251cm" style:auto-text-indent="false"/>
      <style:text-properties fo:color="#000000" fo:font-size="12pt" fo:language="en" fo:country="US" fo:font-style="normal" style:font-size-asian="12pt" style:font-style-asian="normal" style:font-size-complex="12pt" style:font-style-complex="normal"/>
    </style:style>
    <style:style style:name="P10" style:family="paragraph" style:parent-style-name="Свободная_20_форма_20_B">
      <style:paragraph-properties fo:margin-left="0cm" fo:margin-right="0cm" fo:text-align="justify" style:justify-single-word="false" fo:text-indent="1.251cm" style:auto-text-indent="false">
        <style:tab-stops>
          <style:tab-stop style:position="0.423cm"/>
        </style:tab-stops>
      </style:paragraph-properties>
      <style:text-properties fo:color="#000000" fo:font-size="12pt" fo:language="en" fo:country="US" fo:font-style="normal" style:font-size-asian="12pt" style:font-style-asian="normal" style:font-size-complex="12pt" style:font-style-complex="normal"/>
    </style:style>
    <style:style style:name="P11" style:family="paragraph" style:parent-style-name="Обычный1">
      <style:paragraph-properties fo:margin-left="0cm" fo:margin-right="0cm" fo:line-height="115%" fo:text-align="justify" style:justify-single-word="false" fo:text-indent="1.251cm" style:auto-text-indent="false"/>
      <style:text-properties style:font-name="Times New Roman" style:font-size-complex="12pt"/>
    </style:style>
    <style:style style:name="P12" style:family="paragraph" style:parent-style-name="Обычный1">
      <style:paragraph-properties fo:margin-left="0cm" fo:margin-right="0cm" fo:line-height="150%" fo:text-align="justify" style:justify-single-word="false" fo:text-indent="1.251cm" style:auto-text-indent="false"/>
      <style:text-properties style:font-name="Times New Roman" style:font-size-complex="12pt"/>
    </style:style>
    <style:style style:name="P13" style:family="paragraph" style:parent-style-name="Standard" style:master-page-name="Standard">
      <style:paragraph-properties fo:margin-left="0cm" fo:margin-right="0cm" fo:text-align="center" style:justify-single-word="false" fo:text-indent="0cm" style:auto-text-indent="false" style:page-number="auto"/>
      <style:text-properties fo:font-weight="bold" style:font-weight-asian="bold"/>
    </style:style>
    <style:style style:name="P14" style:family="paragraph" style:parent-style-name="Свободная_20_форма_20_B">
      <style:paragraph-properties fo:margin-left="0cm" fo:margin-right="0cm" fo:text-align="justify" style:justify-single-word="false" fo:text-indent="1.251cm" style:auto-text-indent="false"/>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language="en" fo:country="US" style:font-size-asian="12pt" style:font-size-complex="12pt"/>
    </style:style>
    <style:style style:name="T3" style:family="text">
      <style:text-properties fo:color="#ff0000" fo:font-size="12pt" style:font-size-asian="12pt" style:font-size-complex="12pt"/>
    </style:style>
    <style:style style:name="T4" style:family="text">
      <style:text-properties fo:color="#7030a0"/>
    </style:style>
    <style:style style:name="T5" style:family="text">
      <style:text-properties fo:color="#00000a" fo:font-size="12pt" style:font-size-asian="12pt" style:font-size-complex="12pt"/>
    </style:style>
    <style:style style:name="T6" style:family="text">
      <style:text-properties fo:color="#800000" fo:font-size="12pt" style:font-size-asian="12pt" style:font-size-complex="12pt"/>
    </style:style>
    <style:style style:name="T7" style:family="text">
      <style:text-properties fo:color="#000000"/>
    </style:style>
    <style:style style:name="T8" style:family="text">
      <style:text-properties fo:color="#000000" fo:font-size="12pt" fo:language="en" fo:country="US" fo:font-style="normal" style:font-size-asian="12pt" style:font-style-asian="normal" style:font-size-complex="12pt" style:font-style-complex="normal"/>
    </style:style>
    <style:style style:name="T9" style:family="text">
      <style:text-properties fo:color="#000000" fo:font-size="12pt" fo:language="en" fo:country="US" style:font-size-asian="12pt" style:font-size-complex="12pt"/>
    </style:style>
    <style:style style:name="T10" style:family="text">
      <style:text-properties fo:color="#000000" fo:font-size="12pt" style:font-size-asian="12pt" style:font-size-complex="12pt"/>
    </style:style>
    <style:style style:name="T11" style:family="text">
      <style:text-properties fo:color="#000000" fo:font-size="12pt" fo:font-style="italic" style:font-size-asian="12pt" style:font-style-asian="italic" style:font-size-complex="12pt"/>
    </style:style>
    <style:style style:name="T12" style:family="text">
      <style:text-properties fo:color="#000000" fo:language="ru" fo:country="RU"/>
    </style:style>
    <style:style style:name="T13" style:family="text">
      <style:text-properties fo:color="#000000" fo:language="en" fo:country="US"/>
    </style:style>
    <style:style style:name="T14"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ОТЧЕТ О РАССМОТРЕНИИ ОБРАЩЕНИЯ</text:p>
      <text:p text:style-name="P2"/>
      <text:p text:style-name="P3"><text:span text:style-name="T1">ООО «Ваан» в лице генерального директора Тарханова В.О., действующего на основании Устава, далее именуемое «Общество», в соответствии с п. 9 Договора об использовании онлайн сервиса «Безопасная сделка» с аккредитивной формой расчетов № </text:span><text:span text:style-name="T2">{$sbr_num}</text:span><text:span text:style-name="T1"> от </text:span><text:span text:style-name="T2">{$date_sbr}</text:span><text:span text:style-name="T6"> </text:span><text:span text:style-name="T10">г.,</text:span><text:span text:style-name="T1"> заключенного между </text:span><text:span text:style-name="T8">{$ffio}</text:span><text:span text:style-name="T1"> (далее — Исполнитель), </text:span><text:span text:style-name="T8">{$efio}</text:span><text:span text:style-name="T1"> (далее — Заказчик), Обществом и ОАО «ПСКБ» (далее — Банк), (далее — Договор) подготовило настоящий отчет о нижеследующем.</text:span></text:p>
      <text:p text:style-name="P5"/>
      <text:p text:style-name="_24_is_5f_arb_5f_vaan">Общество в соответствии с п. 8.6. Договора по собственной инициативе обратилось к Заказчику и Исполнителю для выяснения ситуации в связи с передачей и приемкой Работы и наличием у Заказчика и Исполнителя оснований для обращения к Обществу в порядке, предусмотренном п. 9 Договора в результате этого Обществом было установлено следующее.</text:p>
      <text:p text:style-name="_24_is_5f_not_5f_arb_5f_vaan"><text:span text:style-name="T2">{$user_arb} </text:span><text:span text:style-name="T1">обратился к Обществу в порядке п. 9 Договора на основании: </text:span></text:p>
      <text:p text:style-name="_24_is_5f_not_5f_arb_5f_vaan">пункта 9.1.1 Договора: возникновение между Заказчиком и Исполнителем разногласий для целей проведения Обществом независимого анализа соответствия выполненной и переданной Заказчику Работы Соглашению и Техническому заданию; </text:p>
      <text:p text:style-name="_24_is_5f_arb_5f_emp"><text:span text:style-name="T4"><text:tab/></text:span><text:span text:style-name="T12">и</text:span></text:p>
      <text:p text:style-name="_24_is_5f_arb_5f_emp"><text:tab/>пункта 8.3 Договора: В случае наличия претензий со стороны Заказчика в отношении несоответствия выполненной Работы Соглашению и Техническому заданию, Заказчик может обратиться к Обществу в порядке и сроки, предусмотренные п. 9 Договора.</text:p>
      <text:p text:style-name="_24_is_5f_arb_5f_frl"><text:tab/>и</text:p>
      <text:p text:style-name="_24_is_5f_arb_5f_frl"><text:span text:style-name="T10"><text:tab/>пункта 8.5 Договора: В случае невыполнения Заказчиком п. 8.3 Договора [</text:span><text:bookmark-start text:name="_Ref334023908"/><text:span text:style-name="T10">Не позднее чем в течение 2 (двух) рабочих дней с момента передачи Исполнителем результата Работы Заказчик обязуется рассмотреть результат Работы и сообщить Исполнителю при помощи программно-технических средств Сайта о надлежащем выполнении Работы Исполнителем и сдаче результата такой Работы Исполнителем (нажатие на Защищенных страницах Сайта кнопки «Принять работу»).</text:span><text:bookmark-end text:name="_Ref334023908"/><text:span text:style-name="T10">] Исполнитель обязуется незамедлительно обратиться к Обществу в порядке, предусмотренном п. 9 Договора.</text:span><text:span text:style-name="T11"> </text:span></text:p>
      <text:p text:style-name="_24_is_5f_not_5f_arb_5f_vaan"/>
      <text:p text:style-name="_24_is_5f_not_5f_arb_5f_vaan">Общество рассмотрело данное обращение в соответствии с п. 9 Договора и установило следующее. </text:p>
      <text:p text:style-name="P5"/>
      <text:p text:style-name="P3"><text:span text:style-name="T1">Между Заказчиком и Исполнителем заключено Соглашение о выполнении работы и/или оказании услуги с использованием онлайн сервиса «Безопасная сделка» при аккредитивной форме расчетов № </text:span><text:span text:style-name="T2">{$sbr_num}</text:span><text:span text:style-name="T1"> от </text:span><text:span text:style-name="T9">{$date_sbr}</text:span><text:span text:style-name="T10"> г.</text:span><text:span text:style-name="T1">, а также между Заказчиком и Исполнителем и Обществом заключен Договор. </text:span></text:p>
      <text:p text:style-name="P5">В соответствии с условиями Соглашения и Договора между Заказчиком и Исполнителем было согласовано Техническое задание. На основании Технического задания Исполнитель обязался выполнить:</text:p>
      <text:p text:style-name="P9">{$tz_descr}</text:p>
      <text:p text:style-name="P8"><text:span text:style-name="T1">в срок </text:span><text:span text:style-name="T9">{$work_time}</text:span><text:span text:style-name="T5"> </text:span><text:span text:style-name="T3"><text:s/></text:span></text:p>
      <text:p text:style-name="P8"><text:span text:style-name="T1">за </text:span><text:span text:style-name="T2">{$work_cost}</text:span></text:p>
      <text:p text:style-name="P5"/>
      <text:p text:style-name="P5">В соответствии с п. 9.6 Договора Общество провело независимый анализ соответствия выполненной Работы Соглашению и Техническому заданию. Проводя такой анализ, Общество действовало не в качестве оценщика или эксперта, а исключительно в качестве независимой стороны, которая на основании Договора <text:soft-page-break/>уполномочена осуществить такой анализ, руководствуясь собственным независимым убеждением и усмотрением.</text:p>
      <text:p text:style-name="P5">Исходя из условий Соглашения, Договора, Технического задания, доступной переписки на Защищенных страницах Сайта между Заказчиком и Исполнителем в связи с Работой, а также с учетом профессионального уровня Исполнителя на основе демонстрируемых им работ во вкладке «Портфолио» на личной странице Исполнителя на Сайте (в частности, при помощи которых Общество устанавливает, на какой уровень выполнения Работы Заказчик мог рассчитывать при заключении Соглашения и настоящего Договора) Обществом было установлено следующее:</text:p>
      <text:p text:style-name="P10">{$result_arb}</text:p>
      <text:p text:style-name="P5">Таким образом, в результате рассмотрения обращения и на основании п. 9.9 Договора Общество приняло нижеследующее решение:</text:p>
      <text:p text:style-name="P5"/>
      <text:p text:style-name="P7"><text:span text:style-name="T7">Часть работы (на сумму в размере </text:span><text:span text:style-name="T13">{$sum_frl}) </text:span><text:span text:style-name="T7">выполнена надлежащим образом и в срок </text:span><text:span text:style-name="T12">в соответствии с</text:span><text:span text:style-name="T7"> Соглашением и Техническим заданием (на основании п. 9.9.2 Договора).</text:span> </text:p>
      <text:p text:style-name="P7"/>
      <text:p text:style-name="P6">Принимая настоящее решение Общество на основании п. 9.11 Договора разрешает вопрос о том, надлежащим ли образом и в согласованный ли срок была выполнена Работа (полностью или частично) в соответствии с условиями Соглашения и Техническим заданием.</text:p>
      <text:p text:style-name="P6">В соответствии с п. 9.13 Договора Заказчик и Исполнитель дали свое согласие на то, что настоящий отчет является достаточным документом для Банка для произведения Банком </text:p>
      <text:p text:style-name="P4"><text:span text:style-name="T1">— раскрытия (исполнения) аккредитива в пользу Исполнителя на сумму в размере </text:span><text:span text:style-name="T2">{$sum_frl}</text:span><text:span text:style-name="T1"> в соответствии с условиями Договора; а также</text:span></text:p>
      <text:p text:style-name="P6">— закрытия аккредитива и возврата Заказчику денежных средств в размере <text:span text:style-name="T14">{$sum_emp}</text:span> в соответствии с условиями Договора. Настоящий отчет в соответствии с п. 7.2 Договора рассматривается в качестве заявления Исполнителя об отказе от использования аккредитива на указанную сумму <text:span text:style-name="T14">{$sum_emp}</text:span>.</text:p>
      <table:table table:name="Таблица1" table:style-name="Таблица1">
        <table:table-column table:style-name="Таблица1.A"/>
        <table:table-row>
          <table:table-cell table:style-name="Таблица1.A1" office:value-type="string">
            <text:p text:style-name="P5">Все термины в настоящем отчете используются в соответствии с тем, как они определены в Договоре.</text:p>
          </table:table-cell>
        </table:table-row>
        <table:table-row>
          <table:table-cell table:style-name="Таблица1.A1" office:value-type="string">
            <text:p text:style-name="P5"/>
          </table:table-cell>
        </table:table-row>
        <table:table-row>
          <table:table-cell table:style-name="Таблица1.A1" office:value-type="string">
            <text:p text:style-name="P11"><text:bookmark text:name="_GoBack"/></text:p>
          </table:table-cell>
        </table:table-row>
        <table:table-row>
          <table:table-cell table:style-name="Таблица1.A1" office:value-type="string">
            <text:p text:style-name="P12">Генеральный директор ООО «Ваан» <text:s text:c="41"/>/Тарханов В.О./</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50%" fo:text-align="justify"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en" style:country-asian="US" style:font-size-complex="12pt" style:language-complex="ar" style:country-complex="SA"/>
    </style:default-style>
    <style:default-style style:family="paragraph">
      <style:paragraph-properties fo:margin-left="1.251cm" fo:margin-right="0cm" fo:line-height="150%" fo:text-align="justify" style:justify-single-word="false" fo:hyphenation-ladder-count="no-limit" fo:text-indent="1.251cm" style:auto-text-indent="false" style:text-autospace="ideograph-alpha" style:punctuation-wrap="hanging" style:line-break="strict" style:tab-stop-distance="1.249cm" style:writing-mode="page"/>
      <style:text-properties style:use-window-font-color="true" style:font-name="Times New Roman" fo:font-size="12pt" fo:language="ru" fo:country="RU" style:letter-kerning="true" style:font-name-asian="Arial Unicode MS" style:font-size-asian="12pt" style:language-asian="en" style:country-asian="US" style:font-name-complex="Calibri"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cm" fo:margin-right="0cm" fo:margin-top="0cm" fo:margin-bottom="0cm" fo:line-height="100%" fo:orphans="2" fo:widows="2" fo:text-indent="1.251cm" style:auto-text-indent="false" style:writing-mode="lr-tb"/>
      <style:text-properties style:use-window-font-color="true"/>
    </style:style>
    <style:style style:name="Heading" style:family="paragraph" style:parent-style-name="Стиль_20_Заголовков" style:next-style-name="Text_20_body" style:default-outline-level="" style:class="text">
      <style:paragraph-properties fo:margin-top="0.423cm" fo:margin-bottom="0.212cm" fo:text-align="center" style:justify-single-word="false" fo:keep-with-next="always"/>
      <style:text-properties fo:text-transform="uppercase"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Стиль_20_Заголовков" style:display-name="Стиль Заголовков" style:family="paragraph" style:parent-style-name="Standard" style:default-outline-level="">
      <style:text-properties fo:font-weight="bold" style:font-weight-asian="bold"/>
    </style:style>
    <style:style style:name="Нумерованные_20_списки" style:display-name="Нумерованные списки" style:family="paragraph" style:default-outline-level="">
      <style:paragraph-properties fo:orphans="2" fo:widows="2" style:writing-mode="lr-tb"/>
      <style:text-properties style:use-window-font-color="true"/>
    </style:style>
    <style:style style:name="Не_20_нумерованные_20_списки" style:display-name="Не нумерованные списки" style:family="paragraph" style:parent-style-name="Heading" style:default-outline-level="">
      <style:text-properties fo:font-weight="normal" style:font-weight-asian="normal"/>
    </style:style>
    <style:style style:name="_31_.Заголовок" style:display-name="1.Заголовок" style:family="paragraph" style:parent-style-name="Стиль_20_Заголовков" style:default-outline-level="">
      <style:paragraph-properties fo:margin="100%" fo:margin-left="0cm" fo:margin-right="0cm" fo:margin-top="0cm" fo:margin-bottom="0cm" fo:text-align="center" style:justify-single-word="false" fo:text-indent="0cm" style:auto-text-indent="false"/>
      <style:text-properties fo:text-transform="uppercase"/>
    </style:style>
    <style:style style:name="_32_.Нумерованные_20_списки" style:display-name="2.Нумерованные списки" style:family="paragraph" style:default-outline-level="">
      <style:paragraph-properties fo:margin="100%" fo:margin-left="0cm" fo:margin-right="0cm" fo:margin-top="0cm" fo:margin-bottom="0cm" fo:orphans="2" fo:widows="2" fo:text-indent="0cm" style:auto-text-indent="false" style:writing-mode="lr-tb"/>
      <style:text-properties style:use-window-font-color="true" fo:font-weight="bold" style:font-weight-asian="bold"/>
    </style:style>
    <style:style style:name="_33_.Не_20_нумерованные_20_списки" style:display-name="3.Не нумерованные списки" style:family="paragraph" style:parent-style-name="_31_.Заголовок" style:default-outline-level="">
      <style:text-properties fo:font-weight="normal" style:font-weight-asian="normal"/>
    </style:style>
    <style:style style:name="_33_._20_Нумерованные_20_списки" style:display-name="3. Нумерованные списки" style:family="paragraph" style:parent-style-name="_32_.Нумерованные_20_списки" style:default-outline-level="">
      <style:text-properties fo:text-transform="uppercase" style:text-underline-style="solid" style:text-underline-width="auto" style:text-underline-color="font-color"/>
    </style:style>
    <style:style style:name="_34_._20_Нумерованный" style:display-name="4. Нумерованный" style:family="paragraph" style:parent-style-name="_33_._20_Нумерованные_20_списки" style:default-outline-level="">
      <style:text-properties fo:font-variant="normal" fo:text-transform="none" fo:language="en" fo:country="US" fo:font-style="italic" style:text-underline-style="none" style:font-style-asian="italic"/>
    </style:style>
    <style:style style:name="Head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text-properties fo:font-size="10pt" style:font-size-asian="10pt"/>
    </style:style>
    <style:style style:name="Footer" style:family="paragraph" style:parent-style-name="Standard" style:default-outline-level="" style:class="extra">
      <style:paragraph-properties text:number-lines="false" text:line-number="0">
        <style:tab-stops>
          <style:tab-stop style:position="7.96cm" style:type="center"/>
          <style:tab-stop style:position="15.921cm" style:type="right"/>
        </style:tab-stops>
      </style:paragraph-properties>
      <style:text-properties fo:font-size="10pt" style:font-size-asian="10pt"/>
    </style:style>
    <style:style style:name="_33_.Заголовок" style:display-name="3.Заголовок" style:family="paragraph" style:parent-style-name="Стиль_20_Заголовков" style:default-outline-level="">
      <style:paragraph-properties fo:margin="100%" fo:margin-left="0cm" fo:margin-right="0cm" fo:margin-top="0cm" fo:margin-bottom="0cm" fo:text-align="center" style:justify-single-word="false" fo:text-indent="0cm" style:auto-text-indent="false"/>
      <style:text-properties fo:text-transform="uppercase"/>
    </style:style>
    <style:style style:name="_34_.Нумерованные_20_списки" style:display-name="4.Нумерованные списки" style:family="paragraph" style:default-outline-level="">
      <style:paragraph-properties fo:margin="100%" fo:margin-left="0cm" fo:margin-right="0cm" fo:margin-top="0cm" fo:margin-bottom="0cm" fo:line-height="100%" fo:orphans="2" fo:widows="2" fo:text-indent="0cm" style:auto-text-indent="false" style:writing-mode="lr-tb"/>
      <style:text-properties style:use-window-font-color="true" fo:font-weight="bold" style:font-weight-asian="bold"/>
    </style:style>
    <style:style style:name="_35_._20_Нумерованные_20_списки" style:display-name="5. Нумерованные списки" style:family="paragraph" style:parent-style-name="_34_.Нумерованные_20_списки" style:default-outline-level="">
      <style:text-properties fo:text-transform="uppercase" style:text-underline-style="solid" style:text-underline-width="auto" style:text-underline-color="font-color"/>
    </style:style>
    <style:style style:name="_36_._20_Нумерованный" style:display-name="6. Нумерованный" style:family="paragraph" style:parent-style-name="_35_._20_Нумерованные_20_списки" style:default-outline-level="">
      <style:text-properties fo:font-variant="normal" fo:text-transform="none" fo:language="en" fo:country="US" fo:font-style="italic" style:text-underline-style="none" style:font-style-asian="italic"/>
    </style:style>
    <style:style style:name="_32_.Заголовок_20_обычный" style:display-name="2.Заголовок обычный" style:family="paragraph" style:parent-style-name="Standard" style:default-outline-level="">
      <style:paragraph-properties fo:text-align="center" style:justify-single-word="false"/>
      <style:text-properties fo:text-transform="uppercase" fo:font-weight="bold" style:font-weight-asian="bold"/>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_33_.Заголовок_20_нумерованный" style:display-name="3.Заголовок нумерованный" style:family="paragraph" style:parent-style-name="Стиль_20_Заголовков">
      <style:paragraph-properties fo:text-align="center" style:justify-single-word="false"/>
      <style:text-properties fo:text-transform="uppercase"/>
    </style:style>
    <style:style style:name="_34_.Нумерованные_20_списки_20_уровен_20_2" style:display-name="4.Нумерованные списки уровен 2" style:family="paragraph">
      <style:paragraph-properties fo:line-height="100%" fo:orphans="2" fo:widows="2" style:writing-mode="lr-tb"/>
      <style:text-properties style:use-window-font-color="true" fo:font-weight="bold" style:font-weight-asian="bold"/>
    </style:style>
    <style:style style:name="_35_.Нумерованные_20_списки_20_уровен_20_3" style:display-name="5.Нумерованные списки уровен 3" style:family="paragraph" style:parent-style-name="_34_.Нумерованные_20_списки_20_уровен_20_2">
      <style:text-properties fo:text-transform="uppercase" style:text-underline-style="solid" style:text-underline-width="auto" style:text-underline-color="font-color"/>
    </style:style>
    <style:style style:name="_36_.Нумерованные_20_списки_20_уровен_20_4" style:display-name="6.Нумерованные списки уровен 4" style:family="paragraph" style:parent-style-name="_35_.Нумерованные_20_списки_20_уровен_20_3" style:default-outline-level="1">
      <style:text-properties fo:font-variant="normal" fo:text-transform="none" fo:language="en" fo:country="US" fo:font-style="italic" style:text-underline-style="none" style:font-style-asian="italic"/>
    </style:style>
    <style:style style:name="_32_.Заголовок" style:display-name="2.Заголовок" style:family="paragraph" style:parent-style-name="Standard" style:default-outline-level="">
      <style:paragraph-properties fo:text-align="center" style:justify-single-word="false"/>
      <style:text-properties fo:text-transform="uppercase" fo:font-weight="bold" style:font-weight-asian="bold"/>
    </style:style>
    <style:style style:name="Свободная_20_форма_20_B" style:display-name="Свободная форма B" style:family="paragraph" style:default-outline-level="">
      <style:paragraph-properties fo:margin="100%" fo:margin-left="0cm" fo:margin-right="0cm" fo:margin-top="0cm" fo:margin-bottom="0cm" fo:line-height="100%" fo:text-align="start" style:justify-single-word="false" fo:orphans="2" fo:widows="2" fo:hyphenation-ladder-count="no-limit" fo:text-indent="0cm" style:auto-text-indent="false" style:writing-mode="lr-tb"/>
      <style:text-properties fo:color="#000000" fo:font-size="10pt" style:font-name-asian="ヒラギノ角ゴ Pro W3" style:font-size-asian="10pt" style:language-asian="ar" style:country-asian="SA" style:font-size-complex="10pt" fo:hyphenate="false" fo:hyphenation-remain-char-count="2" fo:hyphenation-push-char-count="2"/>
    </style:style>
    <style:style style:name="annotation_20_text" style:display-name="annotation text" style:family="paragraph" style:parent-style-name="Standard" style:default-outline-level="">
      <style:paragraph-properties fo:margin="100%" fo:margin-left="0cm" fo:margin-right="0cm" fo:margin-top="0cm" fo:margin-bottom="0cm" fo:text-align="start" style:justify-single-word="false" fo:hyphenation-ladder-count="no-limit" fo:text-indent="0cm" style:auto-text-indent="false"/>
      <style:text-properties fo:color="#000000" fo:font-size="10pt" fo:language="en" fo:country="US" style:font-name-asian="ヒラギノ角ゴ Pro W3" style:font-size-asian="10pt" style:language-asian="ar" style:country-asian="SA" style:font-size-complex="10pt" fo:hyphenate="false" fo:hyphenation-remain-char-count="2" fo:hyphenation-push-char-count="2"/>
    </style:style>
    <style:style style:name="annotation_20_subject" style:display-name="annotation subject" style:family="paragraph" style:parent-style-name="annotation_20_text" style:default-outline-level="">
      <style:paragraph-properties fo:margin="100%" fo:margin-left="0cm" fo:margin-right="0cm" fo:margin-top="0cm" fo:margin-bottom="0cm" fo:text-align="justify" style:justify-single-word="false" fo:hyphenation-ladder-count="no-limit" fo:text-indent="1.251cm" style:auto-text-indent="false"/>
      <style:text-properties fo:color="#00000a" fo:language="ru" fo:country="RU" fo:font-weight="bold" style:language-asian="en" style:country-asian="US" style:font-weight-asian="bold" style:font-name-complex="Calibri" style:font-weight-complex="bold" fo:hyphenate="true" fo:hyphenation-remain-char-count="2" fo:hyphenation-push-char-count="2"/>
    </style:style>
    <style:style style:name="Обычный1" style:family="paragraph" style:default-outline-level="">
      <style:paragraph-properties fo:margin="100%" fo:margin-left="0cm" fo:margin-right="0cm" fo:margin-top="0cm" fo:margin-bottom="0cm" fo:line-height="100%" fo:text-align="start" style:justify-single-word="false" fo:orphans="2" fo:widows="2" fo:hyphenation-ladder-count="no-limit" fo:text-indent="0cm" style:auto-text-indent="false" style:writing-mode="lr-tb"/>
      <style:text-properties fo:color="#000000" style:font-name="Lucida Grande" style:font-name-asian="ヒラギノ角ゴ Pro W3" style:language-asian="ar" style:country-asian="SA" style:font-size-complex="10pt" fo:hyphenate="false" fo:hyphenation-remain-char-count="2" fo:hyphenation-push-char-count="2"/>
    </style:style>
    <style:style style:name="_24_is_5f_arb_5f_frl" style:display-name="$is_arb_frl" style:family="paragraph" style:parent-style-name="Свободная_20_форма_20_B" style:class="text">
      <style:text-properties fo:font-size="12pt" style:font-size-asian="12pt" style:font-size-complex="12pt"/>
    </style:style>
    <style:style style:name="_24_is_5f_arb_5f_emp" style:display-name="$is_arb_emp" style:family="paragraph" style:parent-style-name="Свободная_20_форма_20_B" style:class="text">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_24_is_5f_not_5f_arb_5f_vaan" style:display-name="$is_not_arb_vaan" style:family="paragraph" style:parent-style-name="Свободная_20_форма_20_B" style:class="text">
      <style:paragraph-properties fo:margin="100%" fo:margin-left="0cm" fo:margin-right="0cm" fo:margin-top="0cm" fo:margin-bottom="0cm" fo:text-align="justify" style:justify-single-word="false" fo:text-indent="1.251cm" style:auto-text-indent="false"/>
      <style:text-properties fo:font-size="12pt" style:font-size-asian="12pt" style:font-size-complex="12pt"/>
    </style:style>
    <style:style style:name="_24_is_5f_arb_5f_vaan" style:display-name="$is_arb_vaan" style:family="paragraph" style:parent-style-name="Text_20_body" style:class="text">
      <style:paragraph-properties fo:margin="100%" fo:margin-left="0cm" fo:margin-right="0cm" fo:margin-top="0cm" fo:margin-bottom="0cm" fo:text-align="justify" style:justify-single-word="false" fo:text-indent="1.251cm" style:auto-text-indent="false"/>
      <style:text-properties fo:font-size="12pt" fo:language="en" fo:country="US" style:font-size-asian="12pt" style:font-size-complex="12pt"/>
    </style:style>
    <style:style style:name="Default_20_Paragraph_20_Font" style:display-name="Default Paragraph Font" style:family="text"/>
    <style:style style:name="_31_.Заголовок_20_Знак" style:display-name="1.Заголовок Знак" style:family="text" style:parent-style-name="Default_20_Paragraph_20_Font">
      <style:text-properties fo:text-transform="uppercase" fo:font-weight="bold" style:font-weight-asian="bold"/>
    </style:style>
    <style:style style:name="_33_._20_Нумерованные_20_списки_20_Знак" style:display-name="3. Нумерованные списки Знак" style:family="text" style:parent-style-name="_31_.Заголовок_20_Знак">
      <style:text-properties fo:text-transform="uppercase" style:text-underline-style="solid" style:text-underline-width="auto" style:text-underline-color="font-color" fo:font-weight="bold" style:font-weight-asian="bold"/>
    </style:style>
    <style:style style:name="Верхний_20_колонтитул_20_Знак" style:display-name="Верхний колонтитул Знак" style:family="text" style:parent-style-name="Default_20_Paragraph_20_Font">
      <style:text-properties fo:font-size="10pt" style:font-size-asian="10pt"/>
    </style:style>
    <style:style style:name="Нижний_20_колонтитул_20_Знак" style:display-name="Нижний колонтитул Знак" style:family="text" style:parent-style-name="Default_20_Paragraph_20_Font">
      <style:text-properties fo:font-size="10pt" style:font-size-asian="10pt"/>
    </style:style>
    <style:style style:name="_33_.Заголовок_20_Знак" style:display-name="3.Заголовок Знак" style:family="text" style:parent-style-name="Default_20_Paragraph_20_Font">
      <style:text-properties fo:text-transform="uppercase" fo:font-weight="bold" style:font-weight-asian="bold"/>
    </style:style>
    <style:style style:name="_35_._20_Нумерованные_20_списки_20_Знак" style:display-name="5. Нумерованные списки Знак" style:family="text" style:parent-style-name="_33_.Заголовок_20_Знак">
      <style:text-properties fo:text-transform="uppercase" style:text-underline-style="solid" style:text-underline-width="auto" style:text-underline-color="font-color" fo:font-weight="bold" style:font-weight-asian="bold"/>
    </style:style>
    <style:style style:name="Текст_20_выноски_20_Знак" style:display-name="Текст выноски Знак" style:family="text" style:parent-style-name="Default_20_Paragraph_20_Font">
      <style:text-properties style:font-name="Tahoma" fo:font-size="8pt" style:font-size-asian="8pt" style:font-name-complex="Tahoma1" style:font-size-complex="8pt"/>
    </style:style>
    <style:style style:name="_33_.Заголовок_20_нумерованный_20_Знак" style:display-name="3.Заголовок нумерованный Знак" style:family="text" style:parent-style-name="Default_20_Paragraph_20_Font">
      <style:text-properties fo:text-transform="uppercase" fo:font-weight="bold" style:font-weight-asian="bold"/>
    </style:style>
    <style:style style:name="_35_.Нумерованные_20_списки_20_уровен_20_3_20_Знак" style:display-name="5.Нумерованные списки уровен 3 Знак" style:family="text" style:parent-style-name="_33_.Заголовок_20_нумерованный_20_Знак">
      <style:text-properties fo:text-transform="uppercase" style:text-underline-style="solid" style:text-underline-width="auto" style:text-underline-color="font-color" fo:font-weight="bold" style:font-weight-asian="bold"/>
    </style:style>
    <style:style style:name="annotation_20_reference" style:display-name="annotation reference" style:family="tex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color="#000000" fo:font-size="10pt" fo:language="en" fo:country="US" style:font-name-asian="ヒラギノ角ゴ Pro W3" style:font-size-asian="10pt" style:language-asian="ar" style:country-asian="SA" style:font-size-complex="10pt"/>
    </style:style>
    <style:style style:name="Тема_20_примечания_20_Знак" style:display-name="Тема примечания Знак" style:family="text" style:parent-style-name="Текст_20_примечания_20_Знак">
      <style:text-properties fo:color="#000000" fo:font-size="10pt" fo:language="en" fo:country="US" fo:font-weight="bold" style:font-name-asian="ヒラギノ角ゴ Pro W3" style:font-size-asian="10pt" style:language-asian="ar" style:country-asian="SA" style:font-weight-asian="bold" style:font-size-complex="10pt"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text-transform="uppercase" fo:color="#00000a" style:text-line-through-style="solid" style:text-line-through-type="double" style:text-position="0% 100%" fo:font-size="12pt" fo:font-style="normal" style:text-underline-style="none" fo:font-weight="bold" style:font-size-asian="12pt" style:font-style-asian="normal" style:font-weight-asian="bold" text:display="true"/>
    </style:style>
    <style:style style:name="ListLabel_20_3" style:display-name="ListLabel 3" style:family="text">
      <style:text-properties fo:font-variant="normal" fo:text-transform="none" fo:color="#000000" style:text-line-through-style="solid" style:text-line-through-type="double" style:text-position="0% 100%" fo:font-size="12pt" fo:font-style="normal" fo:font-weight="bold" style:font-size-asian="12pt" style:font-style-asian="normal" style:font-weight-asian="bold" text:display="true"/>
    </style:style>
    <style:style style:name="ListLabel_20_4" style:display-name="ListLabel 4" style:family="text">
      <style:text-properties fo:font-variant="normal" fo:text-transform="none" fo:color="#00000a" style:text-line-through-style="solid" style:text-line-through-type="double" style:text-position="0% 100%" fo:font-size="12pt" fo:font-style="normal" style:text-underline-style="solid" style:text-underline-width="auto" style:text-underline-color="font-color" fo:font-weight="bold" style:font-size-asian="12pt" style:font-style-asian="normal" style:font-weight-asian="bold" text:display="true"/>
    </style:style>
    <style:style style:name="ListLabel_20_5" style:display-name="ListLabel 5" style:family="text">
      <style:text-properties fo:font-variant="normal" fo:text-transform="none" fo:color="#000000" style:text-line-through-style="solid" style:text-line-through-type="double" style:text-position="0% 100%" fo:font-size="12pt" fo:font-style="normal" style:text-underline-style="none" fo:font-weight="bold" style:font-size-asian="12pt" style:font-style-asian="normal" style:font-weight-asian="bold" text:display="true"/>
    </style:style>
    <text:outline-style style:name="Outline">
      <text:outline-level-style text:level="1" style:num-suffix=".1.1.1." style:num-format="1">
        <style:list-level-properties text:list-level-position-and-space-mode="label-alignment">
          <style:list-level-label-alignment text:label-followed-by="listtab" fo:text-indent="-0.635cm" fo:margin-left="2.54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 style:num-format="1">
        <style:list-level-properties text:list-level-position-and-space-mode="label-alignment">
          <style:list-level-label-alignment text:label-followed-by="listtab" text:list-tab-stop-position="5.001cm"/>
        </style:list-level-properties>
      </text:list-level-style-number>
      <text:list-level-style-number text:level="2" text:style-name="ListLabel_20_3" style:num-format="1" text:display-levels="2">
        <style:list-level-properties text:list-level-position-and-space-mode="label-alignment">
          <style:list-level-label-alignment text:label-followed-by="listtab" fo:text-indent="-0.64cm" fo:margin-left="1.27cm"/>
        </style:list-level-properties>
      </text:list-level-style-number>
      <text:list-level-style-number text:level="3" text:style-name="ListLabel_20_4" style:num-suffix=".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5" style:num-suffix=".1.1.1"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1.1." style:num-format="1">
        <style:list-level-properties text:list-level-position-and-space-mode="label-alignment">
          <style:list-level-label-alignment text:label-followed-by="listtab" fo:text-indent="-0.635cm" fo:margin-left="1.905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1.1.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1.251cm" fo:margin-left="3cm" fo:margin-right="2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ladkikh Darya</meta:initial-creator>
    <meta:editing-cycles>22</meta:editing-cycles>
    <meta:print-date>2012-09-07T15:17:00</meta:print-date>
    <meta:creation-date>2012-09-08T08:35:00</meta:creation-date>
    <dc:date>2013-08-06T18:38:06.33</dc:date>
    <meta:editing-duration>PT1H5M25S</meta:editing-duration>
    <meta:generator>OpenOffice.org/3.4.1$Win32 OpenOffice.org_project/341m1$Build-9593</meta:generator>
    <meta:document-statistic meta:table-count="1" meta:image-count="0" meta:object-count="0" meta:page-count="2" meta:paragraph-count="27" meta:word-count="627" meta:character-count="4734"/>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